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pt" svg:height="432.2pt" svg:x="824.2pt" svg:y="45.92pt">
            <loext:p draw:notify-on-update-of-ranges="Sheet1.B3:Sheet1.B13 Sheet1.C3:Sheet1.C3 Sheet1.L3:Sheet1.L13 Sheet1.C14:Sheet1.C14 Sheet1.L14:Sheet1.L24 Sheet1.B14:Sheet1.B24 Sheet1.C25:Sheet1.C25 Sheet1.L25:Sheet1.L35 Sheet1.B25:Sheet1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718" calcext:value-type="float">
            <text:p>37718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0.04" calcext:value-type="float">
            <text:p>20.04</text:p>
          </table:table-cell>
          <table:table-cell/>
          <table:table-cell table:formula="of:=([.E3]/[.J3])*100-100" office:value-type="float" office:value="-96.0578842315369" calcext:value-type="float">
            <text:p>-96.05788423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97" calcext:value-type="float">
            <text:p>20097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0" calcext:value-type="float">
            <text:p>1480</text:p>
          </table:table-cell>
          <table:table-cell office:value-type="float" office:value="20.27" calcext:value-type="float">
            <text:p>20.27</text:p>
          </table:table-cell>
          <table:table-cell/>
          <table:table-cell table:formula="of:=([.E4]/[.J4])*100-100" office:value-type="float" office:value="-92.6492353231376" calcext:value-type="float">
            <text:p>-92.64923532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28" calcext:value-type="float">
            <text:p>10828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52" calcext:value-type="float">
            <text:p>1352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([.E5]/[.J5])*100-100" office:value-type="float" office:value="-87.5225225225225" calcext:value-type="float">
            <text:p>-87.52252252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94" calcext:value-type="float">
            <text:p>5694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38" calcext:value-type="float">
            <text:p>1238</text:p>
          </table:table-cell>
          <table:table-cell office:value-type="float" office:value="24.24" calcext:value-type="float">
            <text:p>24.24</text:p>
          </table:table-cell>
          <table:table-cell/>
          <table:table-cell table:formula="of:=([.E6]/[.J6])*100-100" office:value-type="float" office:value="-78.2590759075908" calcext:value-type="float">
            <text:p>-78.25907590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95" calcext:value-type="float">
            <text:p>2795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96" calcext:value-type="float">
            <text:p>1096</text:p>
          </table:table-cell>
          <table:table-cell office:value-type="float" office:value="27.38" calcext:value-type="float">
            <text:p>27.38</text:p>
          </table:table-cell>
          <table:table-cell/>
          <table:table-cell table:formula="of:=([.E7]/[.J7])*100-100" office:value-type="float" office:value="-60.7742878013148" calcext:value-type="float">
            <text:p>-60.774287801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79" calcext:value-type="float">
            <text:p>1379</text:p>
          </table:table-cell>
          <table:table-cell office:value-type="float" office:value="21.75" calcext:value-type="float">
            <text:p>21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33.91" calcext:value-type="float">
            <text:p>33.91</text:p>
          </table:table-cell>
          <table:table-cell/>
          <table:table-cell table:formula="of:=([.E8]/[.J8])*100-100" office:value-type="float" office:value="-35.8596284281923" calcext:value-type="float">
            <text:p>-35.859628428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43.28" calcext:value-type="float">
            <text:p>43.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float" office:value="46.34" calcext:value-type="float">
            <text:p>46.34</text:p>
          </table:table-cell>
          <table:table-cell/>
          <table:table-cell table:formula="of:=([.E9]/[.J9])*100-100" office:value-type="float" office:value="-6.60336642209755" calcext:value-type="float">
            <text:p>-6.603366422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86.29" calcext:value-type="float">
            <text:p>86.2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69.78" calcext:value-type="float">
            <text:p>69.78</text:p>
          </table:table-cell>
          <table:table-cell/>
          <table:table-cell table:formula="of:=([.E10]/[.J10])*100-100" office:value-type="float" office:value="23.6600745199198" calcext:value-type="float">
            <text:p>23.660074519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2.78" calcext:value-type="float">
            <text:p>172.7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113.84" calcext:value-type="float">
            <text:p>113.84</text:p>
          </table:table-cell>
          <table:table-cell/>
          <table:table-cell table:formula="of:=([.E11]/[.J11])*100-100" office:value-type="float" office:value="51.7744202389318" calcext:value-type="float">
            <text:p>51.774420238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45.84" calcext:value-type="float">
            <text:p>345.8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1.79" calcext:value-type="float">
            <text:p>201.79</text:p>
          </table:table-cell>
          <table:table-cell/>
          <table:table-cell table:formula="of:=([.E12]/[.J12])*100-100" office:value-type="float" office:value="71.386094454631" calcext:value-type="float">
            <text:p>71.386094454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91.86" calcext:value-type="float">
            <text:p>691.8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93.67" calcext:value-type="float">
            <text:p>393.67</text:p>
          </table:table-cell>
          <table:table-cell/>
          <table:table-cell table:formula="of:=([.E13]/[.J13])*100-100" office:value-type="float" office:value="75.7461833515381" calcext:value-type="float">
            <text:p>75.74618335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28" calcext:value-type="float">
            <text:p>4828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10" calcext:value-type="float">
            <text:p>1210</text:p>
          </table:table-cell>
          <table:table-cell office:value-type="float" office:value="24.55" calcext:value-type="float">
            <text:p>24.55</text:p>
          </table:table-cell>
          <table:table-cell/>
          <table:table-cell table:formula="of:=([.E14]/[.J14])*100-100" office:value-type="float" office:value="-75.2342158859471" calcext:value-type="float">
            <text:p>-75.23421588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604" calcext:value-type="float">
            <text:p>2604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046</text:p>
          </table:table-cell>
          <table:table-cell office:value-type="float" office:value="28.71" calcext:value-type="float">
            <text:p>28.71</text:p>
          </table:table-cell>
          <table:table-cell/>
          <table:table-cell table:formula="of:=([.E15]/[.J15])*100-100" office:value-type="float" office:value="-59.8746081504702" calcext:value-type="float">
            <text:p>-59.87460815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18" calcext:value-type="float">
            <text:p>1418</text:p>
          </table:table-cell>
          <table:table-cell office:value-type="float" office:value="21.16" calcext:value-type="float">
            <text:p>21.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90" calcext:value-type="float">
            <text:p>890</text:p>
          </table:table-cell>
          <table:table-cell office:value-type="float" office:value="33.69" calcext:value-type="float">
            <text:p>33.69</text:p>
          </table:table-cell>
          <table:table-cell/>
          <table:table-cell table:formula="of:=([.E16]/[.J16])*100-100" office:value-type="float" office:value="-37.1920451172455" calcext:value-type="float">
            <text:p>-37.19204511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53" calcext:value-type="float">
            <text:p>753</text:p>
          </table:table-cell>
          <table:table-cell office:value-type="float" office:value="39.84" calcext:value-type="float">
            <text:p>39.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98" calcext:value-type="float">
            <text:p>698</text:p>
          </table:table-cell>
          <table:table-cell office:value-type="float" office:value="42.97" calcext:value-type="float">
            <text:p>42.97</text:p>
          </table:table-cell>
          <table:table-cell/>
          <table:table-cell table:formula="of:=([.E17]/[.J17])*100-100" office:value-type="float" office:value="-7.28415173376773" calcext:value-type="float">
            <text:p>-7.28415173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.55" calcext:value-type="float">
            <text:p>81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office:value-type="float" office:value="67.09" calcext:value-type="float">
            <text:p>67.09</text:p>
          </table:table-cell>
          <table:table-cell/>
          <table:table-cell table:formula="of:=([.E18]/[.J18])*100-100" office:value-type="float" office:value="21.5531375763899" calcext:value-type="float">
            <text:p>21.553137576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.59" calcext:value-type="float">
            <text:p>165.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107.52" calcext:value-type="float">
            <text:p>107.52</text:p>
          </table:table-cell>
          <table:table-cell/>
          <table:table-cell table:formula="of:=([.E19]/[.J19])*100-100" office:value-type="float" office:value="54.008556547619" calcext:value-type="float">
            <text:p>54.008556547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29.29" calcext:value-type="float">
            <text:p>329.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2.49" calcext:value-type="float">
            <text:p>192.49</text:p>
          </table:table-cell>
          <table:table-cell/>
          <table:table-cell table:formula="of:=([.E20]/[.J20])*100-100" office:value-type="float" office:value="71.0686269416593" calcext:value-type="float">
            <text:p>71.068626941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6.2" calcext:value-type="float">
            <text:p>656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65.82" calcext:value-type="float">
            <text:p>365.82</text:p>
          </table:table-cell>
          <table:table-cell/>
          <table:table-cell table:formula="of:=([.E21]/[.J21])*100-100" office:value-type="float" office:value="79.377836094254" calcext:value-type="float">
            <text:p>79.377836094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314.04" calcext:value-type="float">
            <text:p>1314.0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4.43" calcext:value-type="float">
            <text:p>724.43</text:p>
          </table:table-cell>
          <table:table-cell/>
          <table:table-cell table:formula="of:=([.E22]/[.J22])*100-100" office:value-type="float" office:value="81.3895062324862" calcext:value-type="float">
            <text:p>81.389506232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31.5" calcext:value-type="float">
            <text:p>2631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441.86" calcext:value-type="float">
            <text:p>1441.86</text:p>
          </table:table-cell>
          <table:table-cell/>
          <table:table-cell table:formula="of:=([.E23]/[.J23])*100-100" office:value-type="float" office:value="82.5073169378442" calcext:value-type="float">
            <text:p>82.5073169378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59" calcext:value-type="float">
            <text:p>525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78.92" calcext:value-type="float">
            <text:p>2678.92</text:p>
          </table:table-cell>
          <table:table-cell/>
          <table:table-cell table:formula="of:=([.E24]/[.J24])*100-100" office:value-type="float" office:value="96.3104534663223" calcext:value-type="float">
            <text:p>96.31045346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8" calcext:value-type="float">
            <text:p>558</text:p>
          </table:table-cell>
          <table:table-cell office:value-type="float" office:value="53.01" calcext:value-type="float">
            <text:p>53.01</text:p>
          </table:table-cell>
          <table:table-cell/>
          <table:table-cell table:formula="of:=([.E25]/[.J25])*100-100" office:value-type="float" office:value="9.60196189398228" calcext:value-type="float">
            <text:p>9.601961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09.78" calcext:value-type="float">
            <text:p>109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83.58" calcext:value-type="float">
            <text:p>83.58</text:p>
          </table:table-cell>
          <table:table-cell/>
          <table:table-cell table:formula="of:=([.E26]/[.J26])*100-100" office:value-type="float" office:value="31.3472122517349" calcext:value-type="float">
            <text:p>31.34721225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00.32" calcext:value-type="float">
            <text:p>200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16" calcext:value-type="float">
            <text:p>216</text:p>
          </table:table-cell>
          <table:table-cell office:value-type="float" office:value="138.92" calcext:value-type="float">
            <text:p>138.92</text:p>
          </table:table-cell>
          <table:table-cell/>
          <table:table-cell table:formula="of:=([.E27]/[.J27])*100-100" office:value-type="float" office:value="44.1980996256839" calcext:value-type="float">
            <text:p>44.19809962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375.01" calcext:value-type="float">
            <text:p>375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218.59" calcext:value-type="float">
            <text:p>218.59</text:p>
          </table:table-cell>
          <table:table-cell/>
          <table:table-cell table:formula="of:=([.E28]/[.J28])*100-100" office:value-type="float" office:value="71.5586257376824" calcext:value-type="float">
            <text:p>71.558625737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769.46" calcext:value-type="float">
            <text:p>769.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426.33" calcext:value-type="float">
            <text:p>426.33</text:p>
          </table:table-cell>
          <table:table-cell/>
          <table:table-cell table:formula="of:=([.E29]/[.J29])*100-100" office:value-type="float" office:value="80.4846011305796" calcext:value-type="float">
            <text:p>80.484601130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564.95" calcext:value-type="float">
            <text:p>1564.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825.03" calcext:value-type="float">
            <text:p>825.03</text:p>
          </table:table-cell>
          <table:table-cell/>
          <table:table-cell table:formula="of:=([.E30]/[.J30])*100-100" office:value-type="float" office:value="89.6840114904913" calcext:value-type="float">
            <text:p>89.68401149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108.7" calcext:value-type="float">
            <text:p>3108.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604.1" calcext:value-type="float">
            <text:p>1604.1</text:p>
          </table:table-cell>
          <table:table-cell/>
          <table:table-cell table:formula="of:=([.E31]/[.J31])*100-100" office:value-type="float" office:value="93.797144816408" calcext:value-type="float">
            <text:p>93.79714481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192.4" calcext:value-type="float">
            <text:p>6192.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13" calcext:value-type="float">
            <text:p>3413</text:p>
          </table:table-cell>
          <table:table-cell/>
          <table:table-cell table:formula="of:=([.E32]/[.J32])*100-100" office:value-type="float" office:value="81.4356870788163" calcext:value-type="float">
            <text:p>81.435687078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401.33" calcext:value-type="float">
            <text:p>12401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609" calcext:value-type="float">
            <text:p>6609</text:p>
          </table:table-cell>
          <table:table-cell/>
          <table:table-cell table:formula="of:=([.E33]/[.J33])*100-100" office:value-type="float" office:value="87.6430624905432" calcext:value-type="float">
            <text:p>87.643062490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4827.5" calcext:value-type="float">
            <text:p>24827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2693.75" calcext:value-type="float">
            <text:p>12693.75</text:p>
          </table:table-cell>
          <table:table-cell/>
          <table:table-cell table:formula="of:=([.E34]/[.J34])*100-100" office:value-type="float" office:value="95.588380108321" calcext:value-type="float">
            <text:p>95.588380108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9639" calcext:value-type="float">
            <text:p>4963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407.5" calcext:value-type="float">
            <text:p>25407.5</text:p>
          </table:table-cell>
          <table:table-cell/>
          <table:table-cell table:formula="of:=([.E35]/[.J35])*100-100" office:value-type="float" office:value="95.3714454393388" calcext:value-type="float">
            <text:p>95.3714454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22:41:16.336935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07T22:58:50.097883939</dc:date>
    <meta:editing-duration>PT4H42M24S</meta:editing-duration>
    <meta:editing-cycles>23</meta:editing-cycles>
    <meta:generator>LibreOffice/5.1.6.2$Linux_x86 LibreOffice_project/10m0$Build-2</meta:generator>
    <dc:creator>Pascal Baillehache</dc:creator>
    <meta:document-statistic meta:table-count="1" meta:cell-count="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8.035cm" svg:y="0.44cm" chart:style-name="ch2">
          <text:p>2 local squidlets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184cm" svg:y="14.464cm" style:legend-expansion="wide" chart:style-name="ch4"/>
        <chart:plot-area chart:style-name="ch5" table:cell-range-address="Sheet1.B3:Sheet1.B13 Sheet1.C3:Sheet1.C3 Sheet1.L3:Sheet1.L35 Sheet1.C14:Sheet1.C14 Sheet1.C25:Sheet1.C25" chart:data-source-has-labels="row" svg:x="0.388cm" svg:y="2.51cm" svg:width="18.663cm" svg:height="11.651cm">
          <chartooo:coordinate-region svg:x="1.3cm" svg:y="2.71cm" svg:width="17.751cm" svg:height="10.80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L3:Sheet1.L13" chart:label-cell-address="Sheet1.C3:Sheet1.C3" chart:class="chart:scatter">
            <chart:domain table:cell-range-address="Sheet1.B3:Sheet1.B13"/>
            <chart:data-point chart:repeated="11"/>
          </chart:series>
          <chart:series chart:style-name="ch10" chart:values-cell-range-address="Sheet1.L14:Sheet1.L24" chart:label-cell-address="Sheet1.C14:Sheet1.C14" chart:class="chart:scatter">
            <chart:domain table:cell-range-address="Sheet1.B14:Sheet1.B24"/>
            <chart:data-point chart:repeated="11"/>
          </chart:series>
          <chart:series chart:style-name="ch11" chart:values-cell-range-address="Sheet1.L25:Sheet1.L35" chart:label-cell-address="Sheet1.C25:Sheet1.C25" chart:class="chart:scatter">
            <chart:domain table:cell-range-address="Sheet1.B25:Sheet1.B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</text:p>
                <draw:g>
                  <svg:desc>Sheet1.C3:Sheet1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</text:p>
                <draw:g>
                  <svg:desc>Sheet1.C14:Sheet1.C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3</svg:desc>
                </draw:g>
              </table:table-cell>
              <table:table-cell office:value-type="float" office:value="-96.0578842315369">
                <text:p>-96.0578842315369</text:p>
                <draw:g>
                  <svg:desc>Sheet1.L3:Sheet1.L13</svg:desc>
                </draw:g>
              </table:table-cell>
              <table:table-cell office:value-type="float" office:value="1">
                <text:p>1</text:p>
                <draw:g>
                  <svg:desc>Sheet1.B14:Sheet1.B24</svg:desc>
                </draw:g>
              </table:table-cell>
              <table:table-cell office:value-type="float" office:value="-75.2342158859471">
                <text:p>-75.2342158859471</text:p>
                <draw:g>
                  <svg:desc>Sheet1.L14:Sheet1.L24</svg:desc>
                </draw:g>
              </table:table-cell>
              <table:table-cell office:value-type="float" office:value="1">
                <text:p>1</text:p>
                <draw:g>
                  <svg:desc>Sheet1.B25:Sheet1.B35</svg:desc>
                </draw:g>
              </table:table-cell>
              <table:table-cell office:value-type="float" office:value="9.60196189398228">
                <text:p>9.60196189398228</text:p>
                <draw:g>
                  <svg:desc>Sheet1.L25:Sheet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2.6492353231376">
                <text:p>-92.6492353231376</text:p>
              </table:table-cell>
              <table:table-cell office:value-type="float" office:value="2">
                <text:p>2</text:p>
              </table:table-cell>
              <table:table-cell office:value-type="float" office:value="-59.8746081504702">
                <text:p>-59.8746081504702</text:p>
              </table:table-cell>
              <table:table-cell office:value-type="float" office:value="2">
                <text:p>2</text:p>
              </table:table-cell>
              <table:table-cell office:value-type="float" office:value="31.3472122517349">
                <text:p>31.3472122517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87.5225225225225">
                <text:p>-87.5225225225225</text:p>
              </table:table-cell>
              <table:table-cell office:value-type="float" office:value="4">
                <text:p>4</text:p>
              </table:table-cell>
              <table:table-cell office:value-type="float" office:value="-37.1920451172455">
                <text:p>-37.1920451172455</text:p>
              </table:table-cell>
              <table:table-cell office:value-type="float" office:value="4">
                <text:p>4</text:p>
              </table:table-cell>
              <table:table-cell office:value-type="float" office:value="44.1980996256839">
                <text:p>44.198099625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78.2590759075908">
                <text:p>-78.2590759075908</text:p>
              </table:table-cell>
              <table:table-cell office:value-type="float" office:value="8">
                <text:p>8</text:p>
              </table:table-cell>
              <table:table-cell office:value-type="float" office:value="-7.28415173376773">
                <text:p>-7.28415173376773</text:p>
              </table:table-cell>
              <table:table-cell office:value-type="float" office:value="8">
                <text:p>8</text:p>
              </table:table-cell>
              <table:table-cell office:value-type="float" office:value="71.5586257376824">
                <text:p>71.5586257376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60.7742878013148">
                <text:p>-60.7742878013148</text:p>
              </table:table-cell>
              <table:table-cell office:value-type="float" office:value="16">
                <text:p>16</text:p>
              </table:table-cell>
              <table:table-cell office:value-type="float" office:value="21.5531375763899">
                <text:p>21.5531375763899</text:p>
              </table:table-cell>
              <table:table-cell office:value-type="float" office:value="16">
                <text:p>16</text:p>
              </table:table-cell>
              <table:table-cell office:value-type="float" office:value="80.4846011305796">
                <text:p>80.4846011305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35.8596284281923">
                <text:p>-35.8596284281923</text:p>
              </table:table-cell>
              <table:table-cell office:value-type="float" office:value="32">
                <text:p>32</text:p>
              </table:table-cell>
              <table:table-cell office:value-type="float" office:value="54.008556547619">
                <text:p>54.008556547619</text:p>
              </table:table-cell>
              <table:table-cell office:value-type="float" office:value="32">
                <text:p>32</text:p>
              </table:table-cell>
              <table:table-cell office:value-type="float" office:value="89.6840114904913">
                <text:p>89.6840114904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6.60336642209755">
                <text:p>-6.60336642209755</text:p>
              </table:table-cell>
              <table:table-cell office:value-type="float" office:value="64">
                <text:p>64</text:p>
              </table:table-cell>
              <table:table-cell office:value-type="float" office:value="71.0686269416593">
                <text:p>71.0686269416593</text:p>
              </table:table-cell>
              <table:table-cell office:value-type="float" office:value="64">
                <text:p>64</text:p>
              </table:table-cell>
              <table:table-cell office:value-type="float" office:value="93.797144816408">
                <text:p>93.797144816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3.6600745199198">
                <text:p>23.6600745199198</text:p>
              </table:table-cell>
              <table:table-cell office:value-type="float" office:value="128">
                <text:p>128</text:p>
              </table:table-cell>
              <table:table-cell office:value-type="float" office:value="79.377836094254">
                <text:p>79.377836094254</text:p>
              </table:table-cell>
              <table:table-cell office:value-type="float" office:value="128">
                <text:p>128</text:p>
              </table:table-cell>
              <table:table-cell office:value-type="float" office:value="81.4356870788163">
                <text:p>81.435687078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1.7744202389318">
                <text:p>51.7744202389318</text:p>
              </table:table-cell>
              <table:table-cell office:value-type="float" office:value="256">
                <text:p>256</text:p>
              </table:table-cell>
              <table:table-cell office:value-type="float" office:value="81.3895062324862">
                <text:p>81.3895062324862</text:p>
              </table:table-cell>
              <table:table-cell office:value-type="float" office:value="256">
                <text:p>256</text:p>
              </table:table-cell>
              <table:table-cell office:value-type="float" office:value="87.6430624905432">
                <text:p>87.6430624905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1.386094454631">
                <text:p>71.386094454631</text:p>
              </table:table-cell>
              <table:table-cell office:value-type="float" office:value="512">
                <text:p>512</text:p>
              </table:table-cell>
              <table:table-cell office:value-type="float" office:value="82.5073169378442">
                <text:p>82.5073169378442</text:p>
              </table:table-cell>
              <table:table-cell office:value-type="float" office:value="512">
                <text:p>512</text:p>
              </table:table-cell>
              <table:table-cell office:value-type="float" office:value="95.588380108321">
                <text:p>95.588380108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75.7461833515381">
                <text:p>75.7461833515381</text:p>
              </table:table-cell>
              <table:table-cell office:value-type="float" office:value="1024">
                <text:p>1024</text:p>
              </table:table-cell>
              <table:table-cell office:value-type="float" office:value="96.3104534663223">
                <text:p>96.3104534663223</text:p>
              </table:table-cell>
              <table:table-cell office:value-type="float" office:value="1024">
                <text:p>1024</text:p>
              </table:table-cell>
              <table:table-cell office:value-type="float" office:value="95.3714454393388">
                <text:p>95.3714454393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